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38cm" svg:height="8.333cm" svg:x="27.078cm" svg:y="26.428cm">
          <draw:image xlink:href="Pictures/10000201000001C70000013B78A8E1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9-14T21:50:28.320637963</meta:creation-date>
    <dc:date>2014-09-14T22:02:53.850486865</dc:date>
    <dc:creator>Patrick Lloyd</dc:creator>
    <meta:editing-duration>P0D</meta:editing-duration>
    <meta:editing-cycles>1</meta:editing-cycles>
    <meta:document-statistic meta:object-count="1"/>
    <meta:generator>LibreOffice/4.2.6.3$Linux_X86_64 LibreOffice_project/420m0$Build-3</meta:generator>
  </office:meta>
</office:document-meta>
</file>